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1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19cm" svg:height="13.067cm" svg:x="2.481cm" svg:y="3.145cm">
          <draw:text-box>
            <text:p>汽车从甲地到乙地，若每小时行驶45千米，就要延误30分钟到达；若每小时行驶50千米，就可以提前30分钟到达。求甲乙两地之间的距离及原计划行驶的时间。</text:p>
            <text:p/>
            <text:p>甲乙两人练习赛跑，如果甲让乙先跑10米，那么甲5秒钟就可以追上乙；如果甲让乙先跑两秒钟，那么甲4秒钟就能追上乙，求两人的速度。</text:p>
            <text:p/>
            <text:p>一个两位数，十位上的数比个位数上的数大5，如果把十位数上的数与个位数上的数交换位置，那么得到的新数比原来的数的一半还少9，求这个两位数。</text:p>
            <text:p/>
            <text:p>某人用24000元买进甲乙两种股票，在甲升值15%，乙下跌10%时卖出，共获利1350元，试问这个人买的甲乙股票各多少元？</text:p>
            <text:p/>
            <text:p>甲桶里有50升水，乙桶里有30升水，如果从乙桶往甲桶倒水，甲桶满时，乙桶里的水还剩三分之一，如果甲桶往乙桶里倒水，乙桶满时，甲桶里的水还剩三分之二。问甲乙两桶的容量。</text:p>
            <text:p/>
            <text:p>有两种药水，一种浓度为60%，另一种浓度 为90%，现要配置浓度为 70%的药水300克，问每种药水各需多少克？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43S</meta:editing-duration>
    <meta:editing-cycles>8</meta:editing-cycles>
    <meta:generator>OpenOffice/4.1.11$Win32 OpenOffice.org_project/4111m1$Build-9808</meta:generator>
    <dc:date>2025-04-02T14:43:16.13</dc:date>
    <meta:document-statistic meta:object-count="24"/>
  </office:meta>
</office:document-meta>
</file>